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B000001B61D29674ED95B80BE.tif" manifest:media-type="image/tiff"/>
  <manifest:file-entry manifest:full-path="Pictures/100000010000068500000196EB9CDCA6BC6FDCC6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g>
          <draw:frame draw:name="Content Placeholder 4" draw:style-name="gr1" draw:text-style-name="P1" draw:layer="layout" svg:width="29.421cm" svg:height="7.16cm" svg:x="0.5cm" svg:y="0.501cm">
            <draw:image xlink:href="Pictures/100000010000068500000196EB9CDCA6BC6FDCC6.tif" xlink:type="simple" xlink:show="embed" xlink:actuate="onLoad" draw:mime-type="image/tiff">
              <text:p/>
            </draw:image>
          </draw:frame>
          <draw:frame draw:name="Picture 5" draw:style-name="gr1" draw:text-style-name="P1" draw:layer="layout" svg:width="20.001cm" svg:height="7.427cm" svg:x="6.232cm" svg:y="8.332cm">
            <draw:image xlink:href="Pictures/100000010000049B000001B61D29674ED95B80BE.tif" xlink:type="simple" xlink:show="embed" xlink:actuate="onLoad" draw:mime-type="image/tiff">
              <text:p/>
            </draw:image>
          </draw:frame>
          <draw:frame draw:name="Content Placeholder 1" draw:style-name="gr1" draw:text-style-name="P1" draw:layer="layout" svg:width="29.421cm" svg:height="7.16cm" svg:x="0.5cm" svg:y="0.501cm">
            <draw:image xlink:href="Pictures/100000010000068500000196EB9CDCA6BC6FDCC6.tif" xlink:type="simple" xlink:show="embed" xlink:actuate="onLoad" draw:mime-type="image/tiff">
              <text:p/>
            </draw:image>
          </draw:frame>
          <draw:frame draw:name="Picture 1" draw:style-name="gr1" draw:text-style-name="P1" draw:layer="layout" svg:width="20.001cm" svg:height="7.427cm" svg:x="6.232cm" svg:y="8.332cm">
            <draw:image xlink:href="Pictures/100000010000049B000001B61D29674ED95B80BE.tif" xlink:type="simple" xlink:show="embed" xlink:actuate="onLoad" draw:mime-type="image/tiff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0.42cm" fo:page-height="16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8:43:05.712865259</dc:date>
    <meta:editing-duration>PT6M41S</meta:editing-duration>
    <meta:editing-cycles>4</meta:editing-cycles>
    <meta:generator>LibreOffice/7.3.5.2$Linux_X86_64 LibreOffice_project/30$Build-2</meta:generator>
    <meta:document-statistic meta:object-count="5"/>
  </office:meta>
</office:document-meta>
</file>